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0ad" officeooo:paragraph-rsid="001618ab"/>
    </style:style>
    <style:style style:name="P2" style:family="paragraph" style:parent-style-name="Standard">
      <style:text-properties officeooo:rsid="001010ad" officeooo:paragraph-rsid="002ff263"/>
    </style:style>
    <style:style style:name="P3" style:family="paragraph" style:parent-style-name="Standard">
      <style:text-properties officeooo:rsid="0012023e" officeooo:paragraph-rsid="0027bfe1"/>
    </style:style>
    <style:style style:name="P4" style:family="paragraph" style:parent-style-name="Standard">
      <style:text-properties officeooo:rsid="001211dd" officeooo:paragraph-rsid="0027bfe1"/>
    </style:style>
    <style:style style:name="P5" style:family="paragraph" style:parent-style-name="Standard">
      <style:text-properties officeooo:rsid="001211dd" officeooo:paragraph-rsid="002ff263"/>
    </style:style>
    <style:style style:name="P6" style:family="paragraph" style:parent-style-name="Standard">
      <style:text-properties officeooo:rsid="001618ab" officeooo:paragraph-rsid="0027bfe1"/>
    </style:style>
    <style:style style:name="P7" style:family="paragraph" style:parent-style-name="Standard">
      <style:text-properties officeooo:rsid="001e4151" officeooo:paragraph-rsid="001e4151"/>
    </style:style>
    <style:style style:name="P8" style:family="paragraph" style:parent-style-name="Standard">
      <style:text-properties officeooo:rsid="001ed347" officeooo:paragraph-rsid="00201f41"/>
    </style:style>
    <style:style style:name="P9" style:family="paragraph" style:parent-style-name="Standard">
      <style:text-properties style:font-name="Courier 10 Pitch" fo:font-size="10pt" officeooo:rsid="001211dd" officeooo:paragraph-rsid="001ed347" style:font-size-asian="10pt" style:font-size-complex="10pt"/>
    </style:style>
    <style:style style:name="P10" style:family="paragraph" style:parent-style-name="Standard">
      <style:text-properties fo:font-weight="bold" officeooo:rsid="002b74bc" officeooo:paragraph-rsid="002ff263" style:font-weight-asian="bold" style:font-weight-complex="bold"/>
    </style:style>
    <style:style style:name="P11" style:family="paragraph" style:parent-style-name="Standard">
      <style:text-properties fo:font-weight="bold" officeooo:rsid="001618ab" officeooo:paragraph-rsid="0027bfe1" style:font-weight-asian="bold" style:font-weight-complex="bold"/>
    </style:style>
    <style:style style:name="P12" style:family="paragraph" style:parent-style-name="Standard">
      <style:text-properties fo:font-weight="bold" officeooo:rsid="0027bfe1" officeooo:paragraph-rsid="002ff263" style:font-weight-asian="bold" style:font-weight-complex="bold"/>
    </style:style>
    <style:style style:name="P13" style:family="paragraph" style:parent-style-name="Standard">
      <style:text-properties fo:font-weight="bold" officeooo:rsid="002bcb08" officeooo:paragraph-rsid="002ff263" style:font-weight-asian="bold" style:font-weight-complex="bold"/>
    </style:style>
    <style:style style:name="P14" style:family="paragraph" style:parent-style-name="Standard">
      <style:text-properties fo:font-weight="bold" officeooo:rsid="002ff263" officeooo:paragraph-rsid="002ff263" style:font-weight-asian="bold" style:font-weight-complex="bold"/>
    </style:style>
    <style:style style:name="P15" style:family="paragraph" style:parent-style-name="Standard">
      <style:text-properties officeooo:paragraph-rsid="0027bfe1"/>
    </style:style>
    <style:style style:name="P16" style:family="paragraph" style:parent-style-name="Standard">
      <style:text-properties fo:font-style="italic" officeooo:paragraph-rsid="002ff263" style:font-style-asian="italic" style:font-style-complex="italic"/>
    </style:style>
    <style:style style:name="P17" style:family="paragraph" style:parent-style-name="Standard">
      <style:text-properties officeooo:rsid="0016fa2c" officeooo:paragraph-rsid="0027bfe1"/>
    </style:style>
    <style:style style:name="P18" style:family="paragraph" style:parent-style-name="Standard">
      <style:text-properties officeooo:rsid="00214eeb" officeooo:paragraph-rsid="00214eeb"/>
    </style:style>
    <style:style style:name="P19" style:family="paragraph" style:parent-style-name="Standard">
      <style:text-properties officeooo:paragraph-rsid="002ff263"/>
    </style:style>
    <style:style style:name="P20" style:family="paragraph" style:parent-style-name="Standard">
      <style:text-properties fo:font-weight="normal" officeooo:rsid="002bcb08" officeooo:paragraph-rsid="002ff263" style:font-weight-asian="normal" style:font-weight-complex="normal"/>
    </style:style>
    <style:style style:name="P21" style:family="paragraph" style:parent-style-name="Standard">
      <style:text-properties fo:font-weight="normal" officeooo:paragraph-rsid="002ff263" style:font-weight-asian="normal" style:font-weight-complex="normal"/>
    </style:style>
    <style:style style:name="P22" style:family="paragraph" style:parent-style-name="Standard">
      <style:text-properties fo:font-weight="normal" officeooo:rsid="001211dd" officeooo:paragraph-rsid="002ff263" style:font-weight-asian="normal" style:font-weight-complex="normal"/>
    </style:style>
    <style:style style:name="P23" style:family="paragraph" style:parent-style-name="Standard" style:list-style-name="L1">
      <style:text-properties officeooo:rsid="001010ad" officeooo:paragraph-rsid="001618ab"/>
    </style:style>
    <style:style style:name="P24" style:family="paragraph" style:parent-style-name="Standard" style:list-style-name="L1">
      <style:text-properties fo:font-weight="bold" officeooo:rsid="0027bfe1" officeooo:paragraph-rsid="002b74bc" style:font-weight-asian="bold" style:font-weight-complex="bold"/>
    </style:style>
    <style:style style:name="P25" style:family="paragraph" style:parent-style-name="Standard" style:list-style-name="L1">
      <style:text-properties fo:font-weight="bold" officeooo:rsid="002ff263" officeooo:paragraph-rsid="002ff263" style:font-weight-asian="bold" style:font-weight-complex="bold"/>
    </style:style>
    <style:style style:name="P26" style:family="paragraph" style:parent-style-name="Standard">
      <style:text-properties fo:font-weight="bold" officeooo:rsid="00325139" officeooo:paragraph-rsid="00325139" style:font-weight-asian="bold" style:font-weight-complex="bold"/>
    </style:style>
    <style:style style:name="P27" style:family="paragraph" style:parent-style-name="Standard">
      <style:text-properties officeooo:rsid="002bcb08" officeooo:paragraph-rsid="002bcb08"/>
    </style:style>
    <style:style style:name="P28" style:family="paragraph" style:parent-style-name="Standard">
      <style:text-properties fo:font-weight="normal" officeooo:rsid="001211dd" officeooo:paragraph-rsid="002ff263" style:font-weight-asian="normal" style:font-weight-complex="normal"/>
    </style:style>
    <style:style style:name="P29" style:family="paragraph" style:parent-style-name="Standard">
      <style:text-properties officeooo:rsid="001618ab" officeooo:paragraph-rsid="00325139"/>
    </style:style>
    <style:style style:name="P30" style:family="paragraph" style:parent-style-name="Standard">
      <style:text-properties officeooo:rsid="00330cd4" officeooo:paragraph-rsid="00330cd4"/>
    </style:style>
    <style:style style:name="T1" style:family="text">
      <style:text-properties officeooo:rsid="001202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18ab" style:font-weight-asian="bold" style:font-weight-complex="bold"/>
    </style:style>
    <style:style style:name="T4" style:family="text">
      <style:text-properties fo:font-weight="bold" officeooo:rsid="0029592d" style:font-weight-asian="bold" style:font-weight-complex="bold"/>
    </style:style>
    <style:style style:name="T5" style:family="text">
      <style:text-properties fo:font-weight="bold" officeooo:rsid="002b74bc" style:font-weight-asian="bold" style:font-weight-complex="bold"/>
    </style:style>
    <style:style style:name="T6" style:family="text">
      <style:text-properties fo:font-weight="bold" officeooo:rsid="00325139" style:font-weight-asian="bold" style:font-weight-complex="bold"/>
    </style:style>
    <style:style style:name="T7" style:family="text">
      <style:text-properties officeooo:rsid="001363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2023e" style:font-style-asian="italic" style:font-style-complex="italic"/>
    </style:style>
    <style:style style:name="T10" style:family="text">
      <style:text-properties fo:font-style="italic" officeooo:rsid="001b2650" style:font-style-asian="italic" style:font-style-complex="italic"/>
    </style:style>
    <style:style style:name="T11" style:family="text">
      <style:text-properties fo:font-style="italic" officeooo:rsid="001010ad" style:font-style-asian="italic" style:font-style-complex="italic"/>
    </style:style>
    <style:style style:name="T12" style:family="text">
      <style:text-properties fo:font-style="italic" officeooo:rsid="0029592d" style:font-style-asian="italic" style:font-style-complex="italic"/>
    </style:style>
    <style:style style:name="T13" style:family="text">
      <style:text-properties fo:font-style="italic" officeooo:rsid="00158e1f" style:font-style-asian="italic" style:font-style-complex="italic"/>
    </style:style>
    <style:style style:name="T14" style:family="text">
      <style:text-properties fo:font-style="italic" fo:font-weight="bold" officeooo:rsid="001b265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2023e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58e1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9592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25139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010ad" style:font-style-asian="italic" style:font-weight-asian="normal" style:font-style-complex="italic" style:font-weight-complex="normal"/>
    </style:style>
    <style:style style:name="T21" style:family="text">
      <style:text-properties officeooo:rsid="00197416"/>
    </style:style>
    <style:style style:name="T22" style:family="text">
      <style:text-properties officeooo:rsid="001ed347"/>
    </style:style>
    <style:style style:name="T23" style:family="text">
      <style:text-properties officeooo:rsid="00246fcd"/>
    </style:style>
    <style:style style:name="T24" style:family="text">
      <style:text-properties fo:font-weight="normal" officeooo:rsid="0029592d" style:font-weight-asian="normal" style:font-weight-complex="normal"/>
    </style:style>
    <style:style style:name="T25" style:family="text">
      <style:text-properties fo:font-weight="normal" officeooo:rsid="002b74bc" style:font-weight-asian="normal" style:font-weight-complex="normal"/>
    </style:style>
    <style:style style:name="T26" style:family="text">
      <style:text-properties officeooo:rsid="002c72e6"/>
    </style:style>
    <style:style style:name="T27" style:family="text">
      <style:text-properties style:font-name="Courier 10 Pitch" fo:font-size="10pt" style:font-size-asian="10pt" style:font-size-complex="10pt"/>
    </style:style>
    <style:style style:name="T28" style:family="text">
      <style:text-properties style:font-name="Courier 10 Pitch" fo:font-size="10pt" officeooo:rsid="00238183" style:font-size-asian="10pt" style:font-size-complex="10pt"/>
    </style:style>
    <style:style style:name="T29" style:family="text">
      <style:text-properties officeooo:rsid="0029592d"/>
    </style:style>
    <style:style style:name="T30" style:family="text">
      <style:text-properties officeooo:rsid="002ff263"/>
    </style:style>
    <style:style style:name="T31" style:family="text">
      <style:text-properties officeooo:rsid="0030ac1e"/>
    </style:style>
    <style:style style:name="T32" style:family="text">
      <style:text-properties officeooo:rsid="0033128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l request and response to rpcore are in the following format </text:p>
      <text:p text:style-name="P7">[tc<text:span text:style-name="T22">B</text:span>uffer][XML RPC Payload]</text:p>
      <text:p text:style-name="P7"/>
      <text:p text:style-name="P8">Where tcBuffer is structure of 20 bytes as below</text:p>
      <text:p text:style-name="P8"><text:s/></text:p>
      <text:p text:style-name="P9">struct tcBuffer {</text:p>
      <text:p text:style-name="P9"><text:s text:c="4"/>int <text:s text:c="16"/>m_procid;</text:p>
      <text:p text:style-name="P9"><text:s text:c="4"/>unsigned int <text:s text:c="7"/>m_reqID;</text:p>
      <text:p text:style-name="P9"><text:s text:c="4"/>unsigned int <text:s text:c="7"/>m_reqSize;</text:p>
      <text:p text:style-name="P9"><text:s text:c="4"/>unsigned int <text:s text:c="2"/>m_ustatus;</text:p>
      <text:p text:style-name="P9"><text:s text:c="4"/>int <text:s text:c="16"/>m_origprocid;</text:p>
      <text:p text:style-name="P9">};</text:p>
      <text:p text:style-name="P9"/>
      <text:p text:style-name="P18"><text:span text:style-name="T27">and XML RPC Payload is the standar</text:span><text:span text:style-name="T28">d</text:span><text:span text:style-name="T27"> XML RPC blob.</text:span></text:p>
      <text:list xml:id="list2553271852454647329" text:style-name="L1">
        <text:list-item>
          <text:p text:style-name="P23"><text:span text:style-name="T3">Get_RPID</text:span><text:span text:style-name="T2">:</text:span></text:p>
          <text:p text:style-name="P23"><text:span text:style-name="T3">Request Format :</text:span> <text:s text:c="81"/></text:p>
        </text:list-item>
      </text:list>
      <text:p text:style-name="P1"/>
      <text:p text:style-name="P15"><text:span text:style-name="T11">[tcbuffer]</text:span><text:span text:style-name="T8">&lt;xmlversion='1.0'?</text:span><text:span text:style-name="T12">&gt;</text:span><text:span text:style-name="T8">\n&lt;methodCall&gt;\n &lt;methodName&gt;get_rpid&lt;/methodName&gt;\n &lt;params&gt;\n&lt;param&gt;\n&lt;value&gt;&lt;string&gt;</text:span><text:span text:style-name="T15">BASE64e</text:span><text:span text:style-name="T17">n</text:span><text:span text:style-name="T15">coded</text:span><text:span text:style-name="T16">VM</text:span><text:span text:style-name="T15">UUID</text:span><text:span text:style-name="T8">&lt;/string&gt;&lt;/value&gt;\n&lt;/param&gt;\n&lt;/params&gt;\n&lt;/methodCall&gt;\n</text:span></text:p>
      <text:p text:style-name="P15"/>
      <text:p text:style-name="P4">you need to set <text:span text:style-name="T26">tcbuffer fields</text:span> m_reqID to 3<text:span text:style-name="T7">6</text:span> and ,<text:span text:style-name="T21">m</text:span>_reqSize to <text:span text:style-name="T23">XML RPC </text:span>payload size. </text:p>
      <text:p text:style-name="P3"/>
      <text:p text:style-name="P11">Response Format:</text:p>
      <text:p text:style-name="P3"/>
      <text:p text:style-name="P3"/>
      <text:p text:style-name="P6"><text:span text:style-name="T8">[tcbuffer]</text:span><text:span text:style-name="T9">&lt;?xml version='1.0'? &gt;&lt;methodResponse&gt;&lt;params&gt;&lt;param&gt;&lt;value&gt; &lt;string&gt;</text:span><text:span text:style-name="T14">Base64encodedRPID</text:span><text:span text:style-name="T10">&lt;</text:span><text:span text:style-name="T9">/string&gt;&lt;/value&gt;&lt;/param&gt;&lt;params&gt;&lt;/methodResponse&gt;</text:span><text:span text:style-name="T1"><text:line-break/></text:span></text:p>
      <text:p text:style-name="P17">where <text:s/>tcbuffer's field m_reqSize is set to xml payload size and rest of field are zero.</text:p>
      <text:p text:style-name="P3"/>
      <text:p text:style-name="P1"/>
      <text:list xml:id="list182814106609695" text:continue-numbering="true" text:style-name="L1">
        <text:list-item>
          <text:p text:style-name="P24">Get_VMMETA:</text:p>
        </text:list-item>
      </text:list>
      <text:p text:style-name="P12"><text:tab/><text:span text:style-name="T29">Request Format :</text:span></text:p>
      <text:p text:style-name="P16"><text:span text:style-name="T24">[tcbuffer]</text:span>&lt;?xml version='1.0'?&gt;\n&lt;methodCall&gt;\n&lt;methodName&gt; get_vmmeta &lt;/methodName&gt;\n&lt;params&gt;\n&lt;param&gt;\n&lt;value&gt;&lt;string&gt;<text:span text:style-name="T4">BASE64encodedRPID </text:span>&lt;/string&gt;&lt;/value&gt;\n&lt;/param&gt;\n&lt;/params&gt;\n&lt;/methodCall&gt;\n</text:p>
      <text:p text:style-name="P2"/>
      <text:p text:style-name="P5">you need to set tcbuffer's fields m_reqID to 38 and ,m_reqSize to XML RPC payload size.<text:tab/>.</text:p>
      <text:p text:style-name="P19"/>
      <text:p text:style-name="P10">Response Format :</text:p>
      <text:p text:style-name="P10"/>
      <text:p text:style-name="P16"><text:span text:style-name="T25">[tcbuffer]</text:span>&lt;?xml version='1.0'?&gt;&lt;methodCall&gt; &lt;methodName&gt;get_vmmeta&lt;/methodName&gt;<text:line-break/>&lt;params&gt;&lt;param&gt;&lt;value&gt;&lt;int&gt;<text:span text:style-name="T5">NUMBER OF ARGUMENTS IN RESPONSE</text:span>&lt;/int&gt;&lt;/value&gt;<text:line-break/>&lt;/param&gt;&lt;param&gt;&lt;value&gt;&lt;string&gt;<text:span text:style-name="T5">VMImageId</text:span>&lt;/string&gt;&lt;/value&gt;&lt;/param&gt;&lt;param&gt;<text:line-break/>&lt;value&gt;&lt;string&gt;<text:span text:style-name="T5">CustomerID</text:span>&lt;/string&gt;&lt;/value&gt;&lt;/param&gt;&lt;param&gt;&lt;value&gt;&lt;string&gt;<text:span text:style-name="T5">ManifestHash</text:span>&lt;/string&gt;&lt;/value&gt;&lt;/param&gt;&lt;param&gt;&lt;value&gt;&lt;string&gt;<text:span text:style-name="T5">ManifestSignature</text:span>&lt;/string&gt;&lt;/value&gt;&lt;/param&gt;&lt;/params&gt;&lt;/methodCall&gt;</text:p>
      <text:p text:style-name="P19"/>
      <text:p text:style-name="P20">where tcbuffer's field m_reqsize <text:s/>is set to xml payload size and rest of field are zero.</text:p>
      <text:p text:style-name="P13"/>
      <text:p text:style-name="P13"/>
      <text:p text:style-name="P13"/>
      <text:list xml:id="list182813608118843" text:continue-numbering="true" text:style-name="L1">
        <text:list-item>
          <text:p text:style-name="P25"><text:soft-page-break/>ISVERIFIED :<text:line-break/>Request Format : </text:p>
        </text:list-item>
      </text:list>
      <text:p text:style-name="P14"><text:tab/><text:span text:style-name="T31">[</text:span><text:span text:style-name="T20">tcbuffer]</text:span><text:span text:style-name="T19">&lt;xmlversion='1.0'?\n&lt;methodCall&gt;\n&lt;methodName&gt;get_verification_status&lt;/methodName&gt;\n&lt;params&gt;\n&lt;param&gt;\n&lt;value&gt;&lt;string&gt;</text:span><text:span text:style-name="T9">BASE64e</text:span><text:span text:style-name="T12">n</text:span><text:span text:style-name="T9">coded</text:span><text:span text:style-name="T13">VM</text:span><text:span text:style-name="T9">UUID</text:span><text:span text:style-name="T19">&lt;/string&gt; &lt;/value&gt;\n &lt;/param&gt;\n&lt;/params&gt;\n&lt;/methodCall&gt;\n</text:span></text:p>
      <text:p text:style-name="P21"/>
      <text:p text:style-name="P22">you need to set <text:span text:style-name="T26">tcbuffer fields</text:span> m_reqID to <text:span text:style-name="T30">40</text:span> and ,<text:span text:style-name="T21">m</text:span>_reqSize to <text:span text:style-name="T23">XML RPC </text:span>payload size. </text:p>
      <text:p text:style-name="P22"/>
      <text:p text:style-name="P22"><text:tab/><text:span text:style-name="T6">Response Format :</text:span></text:p>
      <text:p text:style-name="P22"><text:span text:style-name="T6"/></text:p>
      <text:p text:style-name="P29"><text:span text:style-name="T8">[tcbuffer]</text:span><text:span text:style-name="T9">&lt;?xml version='1.0'? &gt;&lt;methodResponse&gt;&lt;params&gt;&lt;param&gt;&lt;value&gt; &lt;string&gt;</text:span><text:span text:style-name="T14">Base64encoded</text:span><text:span text:style-name="T18">(0,1)</text:span><text:span text:style-name="T10">&lt;</text:span><text:span text:style-name="T9">/string&gt;&lt;/value&gt;&lt;/param&gt;&lt;params&gt;&lt;/methodResponse&gt;</text:span></text:p>
      <text:p text:style-name="P27"/>
      <text:p text:style-name="P26">0 – represent this vm is not verified.</text:p>
      <text:p text:style-name="P26">1 – represent this vm is verified.</text:p>
      <text:p text:style-name="P30"/>
      <text:p text:style-name="P30">If we pass a VMUUID which is not registered with vRTM(rpcore) then it send response <text:span text:style-name="T32">m_reqSize will be </text:span>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34:56.933360730</meta:creation-date>
    <meta:generator>LibreOffice/4.2.7.2$Linux_X86_64 LibreOffice_project/420m0$Build-2</meta:generator>
    <dc:date>2015-02-16T18:28:13.167838817</dc:date>
    <meta:editing-duration>PT2H42M20S</meta:editing-duration>
    <meta:editing-cycles>38</meta:editing-cycles>
    <meta:document-statistic meta:table-count="0" meta:image-count="0" meta:object-count="0" meta:page-count="2" meta:paragraph-count="34" meta:word-count="216" meta:character-count="2509" meta:non-whitespace-character-count="2166"/>
  </office:meta>
</office:document-meta>
</file>